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style:text-properties style:font-name="Arial" fo:font-size="10pt" officeooo:rsid="000b981f" officeooo:paragraph-rsid="000b981f" style:font-size-asian="8.75pt" style:font-size-complex="10pt"/>
    </style:style>
    <style:style style:name="P6" style:family="paragraph" style:parent-style-name="Standard">
      <style:paragraph-properties fo:text-align="start" style:justify-single-word="false"/>
      <style:text-properties style:font-name="Arial" fo:font-size="10pt" officeooo:rsid="000c313f" officeooo:paragraph-rsid="000c313f" style:font-size-asian="8.75pt" style:font-size-complex="10pt"/>
    </style:style>
    <style:style style:name="P7" style:family="paragraph" style:parent-style-name="Standard">
      <style:paragraph-properties fo:text-align="start" style:justify-single-word="false"/>
      <style:text-properties style:font-name="Arial" fo:font-size="10pt" officeooo:rsid="000f67fb" officeooo:paragraph-rsid="000f67fb" style:font-size-asian="8.75pt" style:font-size-complex="10pt"/>
    </style:style>
    <style:style style:name="P8" style:family="paragraph" style:parent-style-name="Standard">
      <style:paragraph-properties fo:text-align="start" style:justify-single-word="false"/>
      <style:text-properties style:font-name="Arial" fo:font-size="10pt" officeooo:rsid="00112adb" officeooo:paragraph-rsid="00112adb" style:font-size-asian="8.75pt" style:font-size-complex="10pt"/>
    </style:style>
    <style:style style:name="P9" style:family="paragraph" style:parent-style-name="Standard">
      <style:paragraph-properties fo:text-align="start" style:justify-single-word="false"/>
      <style:text-properties style:font-name="Arial" fo:font-size="10pt" officeooo:rsid="001170eb" officeooo:paragraph-rsid="001170eb" style:font-size-asian="8.75pt" style:font-size-complex="10pt"/>
    </style:style>
    <style:style style:name="P10" style:family="paragraph" style:parent-style-name="Standard">
      <style:paragraph-properties fo:text-align="start" style:justify-single-word="false"/>
      <style:text-properties style:font-name="Arial" fo:font-size="10pt" officeooo:rsid="001302c8" officeooo:paragraph-rsid="001302c8" style:font-size-asian="8.75pt" style:font-size-complex="10pt"/>
    </style:style>
    <style:style style:name="P11" style:family="paragraph" style:parent-style-name="Standard">
      <style:paragraph-properties fo:text-align="start" style:justify-single-word="false"/>
      <style:text-properties style:font-name="Arial" fo:font-size="10pt" officeooo:rsid="00140d2e" officeooo:paragraph-rsid="00140d2e" style:font-size-asian="8.75pt" style:font-size-complex="10pt"/>
    </style:style>
    <style:style style:name="P12" style:family="paragraph" style:parent-style-name="Standard">
      <style:paragraph-properties fo:text-align="start" style:justify-single-word="false"/>
      <style:text-properties style:font-name="Arial" fo:font-size="10pt" officeooo:rsid="001519dc" officeooo:paragraph-rsid="001519dc" style:font-size-asian="8.75pt" style:font-size-complex="10pt"/>
    </style:style>
    <style:style style:name="P13" style:family="paragraph" style:parent-style-name="Standard">
      <style:paragraph-properties fo:text-align="start" style:justify-single-word="false"/>
      <style:text-properties style:font-name="Arial" fo:font-size="10pt" officeooo:rsid="001941d5" officeooo:paragraph-rsid="001941d5" style:font-size-asian="8.75pt" style:font-size-complex="10pt"/>
    </style:style>
    <style:style style:name="P14" style:family="paragraph" style:parent-style-name="Standard">
      <style:paragraph-properties fo:text-align="start" style:justify-single-word="false"/>
      <style:text-properties style:font-name="Arial" fo:font-size="18pt" officeooo:rsid="000b981f" officeooo:paragraph-rsid="000b981f" style:font-size-asian="15.75pt" style:font-size-complex="18pt"/>
    </style:style>
    <style:style style:name="P15" style:family="paragraph" style:parent-style-name="Standard">
      <style:paragraph-properties fo:text-align="start" style:justify-single-word="false"/>
      <style:text-properties style:font-name="Arial" fo:font-size="18pt" officeooo:rsid="000f67fb" officeooo:paragraph-rsid="000f67fb" style:font-size-asian="15.75pt" style:font-size-complex="18pt"/>
    </style:style>
    <style:style style:name="P16" style:family="paragraph" style:parent-style-name="Standard">
      <style:paragraph-properties fo:text-align="start" style:justify-single-word="false"/>
      <style:text-properties style:font-name="Arial" fo:font-size="18pt" officeooo:rsid="00112adb" officeooo:paragraph-rsid="00112adb" style:font-size-asian="15.75pt" style:font-size-complex="18pt"/>
    </style:style>
    <style:style style:name="P17" style:family="paragraph" style:parent-style-name="Standard">
      <style:paragraph-properties fo:text-align="start" style:justify-single-word="false"/>
      <style:text-properties style:font-name="Arial" fo:font-size="18pt" officeooo:rsid="001302c8" officeooo:paragraph-rsid="001302c8" style:font-size-asian="15.75pt" style:font-size-complex="18pt"/>
    </style:style>
    <style:style style:name="P18" style:family="paragraph" style:parent-style-name="Standard">
      <style:paragraph-properties fo:text-align="start" style:justify-single-word="false"/>
      <style:text-properties style:font-name="Courier New" fo:font-size="10pt" officeooo:rsid="00112adb" officeooo:paragraph-rsid="00112adb" style:font-size-asian="8.75pt" style:font-size-complex="10pt"/>
    </style:style>
    <style:style style:name="P19"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style:style style:name="P20" style:family="paragraph" style:parent-style-name="Standard">
      <style:paragraph-properties fo:text-align="start" style:justify-single-word="false" fo:break-before="page"/>
      <style:text-properties style:font-name="Arial" fo:font-size="18pt" officeooo:rsid="000f67fb" officeooo:paragraph-rsid="000f67fb" style:font-size-asian="15.75pt" style:font-size-complex="18pt"/>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style:font-name="Arial" fo:font-size="10pt" officeooo:rsid="0018d06c" officeooo:paragraph-rsid="0018d06c" style:font-size-asian="8.75pt" style:font-size-complex="10pt"/>
    </style:style>
    <style:style style:name="P23" style:family="paragraph" style:parent-style-name="Standard">
      <style:paragraph-properties fo:margin-left="0cm" fo:margin-right="0cm" fo:text-align="start" style:justify-single-word="false" fo:text-indent="0cm" style:auto-text-indent="false" fo:break-before="page"/>
      <style:text-properties style:font-name="Arial" officeooo:paragraph-rsid="0018d06c"/>
    </style:style>
    <style:style style:name="T1" style:family="text">
      <style:text-properties officeooo:rsid="000c85e2"/>
    </style:style>
    <style:style style:name="T2" style:family="text">
      <style:text-properties officeooo:rsid="00131167"/>
    </style:style>
    <style:style style:name="T3" style:family="text">
      <style:text-properties fo:color="#000000" style:font-name="Courier New1" fo:font-size="10pt" style:font-size-asian="10pt"/>
    </style:style>
    <style:style style:name="T4" style:family="text">
      <style:text-properties fo:color="#000000" style:font-name="Courier New1" style:font-size-asian="10pt"/>
    </style:style>
    <style:style style:name="T5" style:family="text">
      <style:text-properties fo:color="#000000" fo:font-size="10pt" style:font-size-asian="10pt"/>
    </style:style>
    <style:style style:name="T6" style:family="text">
      <style:text-properties fo:color="#000000"/>
    </style:style>
    <style:style style:name="T7" style:family="text">
      <style:text-properties fo:color="#000000" fo:font-size="18pt" officeooo:rsid="0018d06c" style:font-size-asian="15.75pt" style:font-size-complex="18pt"/>
    </style:style>
    <style:style style:name="T8" style:family="text">
      <style:text-properties officeooo:rsid="00160034"/>
    </style:style>
    <style:style style:name="T9" style:family="text">
      <style:text-properties officeooo:rsid="0017f1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19">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14">Problem 2</text:p>
      <text:p text:style-name="P13">a)</text:p>
      <text:p text:style-name="P13">We copied most of the code from problem 6 of the previous obligatory exercise. Then we made the counterpropagation network with 144 input, hidden and output nodes. </text:p>
      <text:p text:style-name="P13">Then we set the neighbour range to 0.95 (recomended from fellow student) and the neigbourDecrese to LINEAR_DECRESE</text:p>
      <text:p text:style-name="P13">We trained the patterns {cell1[0], cell2[0], cell3[0], cell4[0]} and the outpatterns {cell1[1], cell2[1], cell3[1], cell4[1]} in the network and tested by printing the pattern and the expected output and then printing the output from a counterpropagation test.</text:p>
      <text:p text:style-name="P13">The results almost allways gave the correct output pattern.</text:p>
      <text:p text:style-name="P13"/>
      <text:p text:style-name="P13">b)</text:p>
      <text:p text:style-name="P13">Here we also copied alot from the previous exercise (problem 3) so we already had the inputs, outputs and methods we needed.</text:p>
      <text:p text:style-name="P13">We crated the counterpropagation network and set the nodes to <text:s/>12 input nodes 20 hidden nodes and 21 output nodes and some random values to iterations, neighbourRange, learnRateA/B and tested the results with methods used in the previous exercise.</text:p>
      <text:p text:style-name="P13">We tried a few different combinations of the previously mentioned values to get the best results and ended up with around 87-94% correct guesses.</text:p>
      <text:p text:style-name="P13">In the mlp network in the previous exercise we ended up with around 90-95% correct guesses <text:s/>so the differences wasnt that big.</text:p>
      <text:p text:style-name="P5"/>
      <text:p text:style-name="P14">Problem 3</text:p>
      <text:p text:style-name="P6">We separated out the picture sets that had a full 32 images in them, and used only those for training. <text:span text:style-name="T1">Three of these sets were also excluded from the training data, and kept as test data instead. The network was created with 960 input nodes, one hidden layer with 160 nodes, and an output layer with 4 nodes. We trained the network on each of the 32 images these people had taken, and then tested it on the test data.</text:span></text:p>
      <text:p text:style-name="P6"/>
      <text:p text:style-name="P9">The results, sadly, were a bit hit-and-miss. About half the images were correctly classified with the correct direction; the rest seemed to be arbitrarily selected. Half the images is still twice as good as random guessing, though.</text:p>
      <text:p text:style-name="P20">Problem 4</text:p>
      <text:p text:style-name="P13">We reused some of the code for reading files and sorting the fonts into boolean[][] inputs from the last exercise. then we made a method for changing the boolean[][] fonts into double[][] dFonts (double fonts).</text:p>
      <text:p text:style-name="P13">Then we created another method for creating a random competing layer and created a kohonen network using this layer.</text:p>
      <text:p text:style-name="P13">We trained the kohonen with the 3 dFont inputs and used kohonen.runIndex on the different fonts to show the different clusters and printed them out.</text:p>
      <text:p text:style-name="P13">The results from this is varying but we noticed that B, C, D allways ended up in the same cluster and k often ended up in the same cluster with them.</text:p>
      <text:p text:style-name="P13">C and J ended up in the same cluster a couple of times, but most of the times A, J and C ended up in separate clusters.</text:p>
      <text:p text:style-name="P7"/>
      <text:p text:style-name="P15">Problem 5</text:p>
      <text:p text:style-name="P8">These two patterns were fed into the Kohonen network (here shown side by side):</text:p>
      <text:p text:style-name="P18"><text:tab/> <text:s text:c="3"/>## <text:s text:c="25"/>##########</text:p>
      <text:p text:style-name="P18"><text:tab/> <text:s/>###### <text:s text:c="23"/>##########</text:p>
      <text:p text:style-name="P18"><text:tab/> ## <text:s text:c="3"/>## <text:s text:c="22"/>## <text:s text:c="5"/>##</text:p>
      <text:p text:style-name="P18"><text:tab/> # <text:s text:c="5"/># <text:s text:c="22"/>## <text:s text:c="5"/>##</text:p>
      <text:p text:style-name="P18"><text:tab/>## <text:s text:c="5"/>## <text:s text:c="21"/>## <text:s text:c="5"/>##</text:p>
      <text:p text:style-name="P18"><text:tab/>## <text:s text:c="5"/>## <text:s text:c="21"/>## <text:s text:c="5"/>##</text:p>
      <text:p text:style-name="P18"><text:tab/> # <text:s text:c="5"/># <text:s text:c="22"/>## <text:s text:c="5"/>##</text:p>
      <text:p text:style-name="P18"><text:tab/> ## <text:s text:c="3"/>## <text:s text:c="22"/>## <text:s text:c="5"/>##</text:p>
      <text:p text:style-name="P18"><text:tab/> <text:s/>###### <text:s text:c="23"/>##########</text:p>
      <text:p text:style-name="P18"><text:tab/> <text:s text:c="3"/>## <text:s text:c="25"/>##########</text:p>
      <text:p text:style-name="P8">The left pattern is the one it was taught to recognise. After training the network with that pattern, the same pattern was given to it to find. The network quickly converged on the same pattern it had been given to learn. After that, a new network was trained on the same circular pattern, but this time the square pattern was given to it to run on. It still found the circular pattern quickly.</text:p>
      <text:p text:style-name="P16"/>
      <text:p text:style-name="P17">Problem 6</text:p>
      <text:p text:style-name="P10">For this problem, a large file of words was supplied. <text:span text:style-name="T2">The words consisted of letters of the Norwegian alphabet, along with dashes placed where it is valid for a typist to split the word into several lines. The task is to train the network to place these dashes itself. To do this, 10000 words from the list, chosen at random, were removed to be used as testing data; the rest (about 55000) were used as training data.</text:span></text:p>
      <text:p text:style-name="P10"/>
      <text:p text:style-name="P11">The network has 240 input nodes. Each character is encoded as one bit activated out of 30 (the 29 aforementioned, plus a no-letter indicator), and each input pattern consists of 8 characters. The output pattern is a single bit – whether the dash can be placed in the center of those 8 characters or not. Each word was padded with three empty characters on each end, and then each possible substring of length 8 (with dashes excluded) was encoded as a single input pattern and stored. This constituted the training data.</text:p>
      <text:p text:style-name="P11"/>
      <text:p text:style-name="P11">For the testing data, we did the same thing, but did not provide the network with the answers.</text:p>
      <text:p text:style-name="P11"/>
      <text:p text:style-name="P12">At the end, we printed some statistics we had gathered along the way while testing, with information about how well the network did in that particular run. Curiously, the network would occasionally place no dashes whatsoever; unfortunately we did not have time to track down and fix whatever the cause of this was, so we ended up considering these «failed» runs and redoing them. <text:span text:style-name="T8">We suspect the problem may not be in the code, but the file containing the Norwegian words.</text:span></text:p>
      <text:p text:style-name="P12"/>
      <text:p text:style-name="P12">The following is a relatively typical test run, <text:span text:style-name="T9">albeit a bit on the low side – usually the network has a better rate of correctly placed dashes and thus generally a better overall success rate.</text:span></text:p>
      <text:p text:style-name="P12"><text:span text:style-name="T4">Overall correct guesses: 68483 / 88581 (77,31%)</text:span></text:p>
      <text:p text:style-name="P21"><text:span text:style-name="T3">Correctly placed dashes: 753 (3,77%)</text:span></text:p>
      <text:p text:style-name="P21"><text:span text:style-name="T3">Correctly avoided dashes: 67730 (98,70%)</text:span></text:p>
      <text:p text:style-name="P21"><text:span text:style-name="T3">False positives: 889 (1,30% of expected negatives, 4,42% of errors)</text:span></text:p>
      <text:p text:style-name="P21"><text:span text:style-name="T3">False negatives: 19209 (96,23% of expected positives, 95,58% of errors)</text:span></text:p>
      <text:p text:style-name="P21"><text:span text:style-name="T3">Completely correct words: 1085 / 10000 (10,85%)</text:span></text:p>
      <text:p text:style-name="P23"><text:span text:style-name="T7">Problem 7</text:span></text:p>
      <text:p text:style-name="P22"><text:span text:style-name="T6">Sadly we didn't get this f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20:21:33.034000000</dc:date>
    <meta:editing-duration>PT1H5M54S</meta:editing-duration>
    <meta:editing-cycles>16</meta:editing-cycles>
    <meta:generator>LibreOffice/4.3.5.2$Windows_x86 LibreOffice_project/3a87456aaa6a95c63eea1c1b3201acedf0751bd5</meta:generator>
    <meta:document-statistic meta:table-count="0" meta:image-count="0" meta:object-count="0" meta:page-count="4" meta:paragraph-count="57" meta:word-count="1181" meta:character-count="7014" meta:non-whitespace-character-count="5576"/>
  </office:meta>
</office:document-meta>
</file>